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ajun Baked Chicken</text:span> </text:p>
      <text:p text:style-name="Standard">Crystal Miller</text:p>
      <text:p text:style-name="Standard"/>
      <text:p text:style-name="Standard">½ cup whole wheat pastry flour</text:p>
      <text:p text:style-name="Standard">2 t Cajun seasoning such as “Tony Chacheres” </text:p>
      <text:p text:style-name="Standard">1 cup milk</text:p>
      <text:p text:style-name="Standard">4 boneless, skinless, chicken breast halves or thighs</text:p>
      <text:p text:style-name="Standard"/>
      <text:p text:style-name="Standard">Preheat oven to 350. In a zip type bag flour and cajun seasonings. Pour milk into a shallow bowl. Dip the chicken pieces in the milk and then put them in the zip bag and shake until coated. Put the chicken pieces on a 9x13 baking pan that has been lightly greased and bake for about 35 to 45 minutes or until juices run clear when the chicken poked with a f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00:29.06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7" meta:word-count="102" meta:character-count="533"/>
  </office:meta>
</office:document-meta>
</file>